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loext:opacity="0%" style:text-outline="false" style:text-line-through-style="none" style:text-line-through-type="none" style:font-name="Industry-Light" fo:font-size="12pt" fo:letter-spacing="normal" fo:font-style="normal" fo:text-shadow="none" style:text-underline-style="none" fo:font-weight="normal" officeooo:rsid="0012eb8e" officeooo:paragraph-rsid="0019eac1" style:letter-kerning="true" fo:background-color="transparent" style:font-name-asian="Tahoma" style:font-size-asian="12pt" style:font-style-asian="normal" style:font-weight-asian="normal" style:font-name-complex="Liberation Sans1" style:font-size-complex="12pt" style:text-emphasize="none"/>
    </style:style>
    <style:style style:name="P2" style:family="paragraph" style:parent-style-name="Text_20_body">
      <style:text-properties fo:font-variant="normal" fo:text-transform="none" style:use-window-font-color="true" loext:opacity="0%" style:text-outline="false" style:text-line-through-style="none" style:text-line-through-type="none" style:font-name="Industry-Light" fo:font-size="12pt" fo:letter-spacing="normal" fo:font-style="normal" fo:text-shadow="none" style:text-underline-style="none" fo:font-weight="normal" officeooo:rsid="0012eb8e" style:letter-kerning="true" fo:background-color="transparent" style:font-name-asian="Tahoma" style:font-size-asian="12pt" style:font-style-asian="normal" style:font-weight-asian="normal" style:font-name-complex="Liberation Sans1" style:font-size-complex="12pt" style:text-emphasize="none"/>
    </style:style>
    <style:style style:name="P3" style:family="paragraph">
      <style:paragraph-properties fo:text-align="center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Vulnerabilidades</text:p>
      <text:p text:style-name="P1"/>
      <text:p text:style-name="P2"><text:tab/>Como cualquier programa informático, en Android existen vulnerabilidades que, si se explotan correctamente, permiten realizar ataques más complejos y avanzados.<text:line-break/><text:line-break/><text:tab/>Muchas de esas vulnerabilidades son públicas y pueden ser consultadas:<text:line-break/><text:line-break/><text:tab/><text:tab/>https://cncs.gob.do/multiples-vulnerabilidades-en-google-android-os/<text:line-break/><text:line-break/><text:tab/><text:tab/>- StrandHogg<text:line-break/><text:tab/><text:tab/>- RCE en WhatsApp (CVE-2019-11932)<text:line-break/><text:tab/><text:tab/><text:tab/>- En dispositivos Android con versiones de WhatsApp anteriores a 2.19.244<text:line-break/><text:tab/><text:tab/><text:tab/>- La victima recibe un GIF con código malicioso embebido. Cuando el usuario accede a la pantalla de la selección de archivos multimedia de WhatsApp, el código se ejecuta.<text:line-break/><text:tab/><text:tab/><text:tab/>- En este punto el atacante tiene capacidad de acceder, modifivar y/o eliminar todos los chats privados y archivos del usuario.<text:line-break/><text:line-break/><text:a xlink:type="simple" xlink:href="https://www.youtube.com/watch?v=loCq8OTZEGI" text:style-name="Internet_20_link" text:visited-style-name="Visited_20_Internet_20_Link">https://www.youtube.com/watch?v=loCq8OTZEGI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0" draw:name="Forma1" draw:style-name="Mgr1" draw:text-style-name="MP1" svg:x1="-0.157cm" svg:y1="0.208cm" svg:x2="17.263cm" svg:y2="0.208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3T13:04:27.977000000</meta:creation-date>
    <dc:date>2022-08-23T13:06:28.431000000</dc:date>
    <meta:editing-duration>PT1M59S</meta:editing-duration>
    <meta:editing-cycles>3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2" meta:word-count="101" meta:character-count="802" meta:non-whitespace-character-count="682"/>
  </office:meta>
</office:document-meta>
</file>